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63"/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1" table:number-rows-spanned="2">
            <text:p>Datum</text:p>
          </table:table-cell>
          <table:table-cell table:style-name="ce1" office:value-type="string" calcext:value-type="string" table:number-columns-spanned="2" table:number-rows-spanned="1">
            <text:p>Uhrzeit</text:p>
          </table:table-cell>
          <table:covered-table-cell table:style-name="ce4"/>
        </table:table-row>
        <table:table-row table:style-name="ro1">
          <table:covered-table-cell/>
          <table:table-cell table:style-name="ce2" office:value-type="string" calcext:value-type="string">
            <text:p>von</text:p>
          </table:table-cell>
          <table:table-cell table:style-name="ce2" office:value-type="string" calcext:value-type="string">
            <text:p>bis</text:p>
          </table:table-cell>
        </table:table-row>
        <table:table-row table:style-name="ro1">
          <table:table-cell office:value-type="string" calcext:value-type="string">
            <text:p>16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string" calcext:value-type="string">
            <text:p>18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string" calcext:value-type="string">
            <text:p>20.09.20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00M00S" calcext:value-type="time">
            <text:p>02:00:00 PM</text:p>
          </table:table-cell>
        </table:table-row>
        <table:table-row table:style-name="ro1">
          <table:table-cell office:value-type="string" calcext:value-type="string">
            <text:p>20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21H00M00S" calcext:value-type="time">
            <text:p>09:00:00 PM</text:p>
          </table:table-cell>
        </table:table-row>
        <table:table-row table:style-name="ro1">
          <table:table-cell office:value-type="string" calcext:value-type="string">
            <text:p>21.09.20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30M00S" calcext:value-type="time">
            <text:p>01:30:00 PM</text:p>
          </table:table-cell>
        </table:table-row>
        <table:table-row table:style-name="ro1">
          <table:table-cell office:value-type="string" calcext:value-type="string">
            <text:p>21.09.2025</text:p>
          </table:table-cell>
          <table:table-cell office:value-type="time" office:time-value="PT14H30M00S" calcext:value-type="time">
            <text:p>02:30:00 PM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string" calcext:value-type="string">
            <text:p>26.09.20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string" calcext:value-type="string">
            <text:p>26.09.2025</text:p>
          </table:table-cell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</table:table-row>
        <table:table-row table:style-name="ro1">
          <table:table-cell office:value-type="string" calcext:value-type="string">
            <text:p>27.09.20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2H00M00S" calcext:value-type="time">
            <text:p>12:00:00 PM</text:p>
          </table:table-cell>
        </table:table-row>
        <table:table-row table:style-name="ro1">
          <table:table-cell office:value-type="string" calcext:value-type="string">
            <text:p>1.10.20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00M00S" calcext:value-type="time">
            <text:p>12:00:00 PM</text:p>
          </table:table-cell>
        </table:table-row>
        <table:table-row table:style-name="ro1">
          <table:table-cell office:value-type="string" calcext:value-type="string">
            <text:p>2.10.2025</text:p>
          </table:table-cell>
          <table:table-cell office:value-type="time" office:time-value="PT14H00M00S" calcext:value-type="time">
            <text:p>02:00:00 PM</text:p>
          </table:table-cell>
          <table:table-cell office:value-type="time" office:time-value="PT15H00M00S" calcext:value-type="time">
            <text:p>03:00:0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 style:data-style-name="N2" text:time-value="16:42:48.7794402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8:55:17.586143153</meta:creation-date>
    <dc:date>2025-10-02T16:43:50.145726623</dc:date>
    <meta:editing-duration>PT2H17M58S</meta:editing-duration>
    <meta:editing-cycles>11</meta:editing-cycles>
    <meta:generator>LibreOffice/25.2.6.2$Linux_X86_64 LibreOffice_project/520$Build-2</meta:generator>
    <meta:document-statistic meta:table-count="1" meta:cell-count="37" meta:object-count="0"/>
  </office:meta>
</office:document-meta>
</file>